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Standard">
      <style:text-properties fo:font-weight="normal"/>
    </style:style>
    <style:style style:name="P6" style:family="paragraph" style:parent-style-name="Standard">
      <style:text-properties fo:font-weight="bold"/>
    </style:style>
    <style:style style:name="P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font-size="10pt" fo:font-weight="normal"/>
    </style:style>
    <style:style style:name="P10"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11" style:family="paragraph" style:parent-style-name="Code_20_Indented">
      <style:paragraph-properties fo:margin-left="0.5in" fo:margin-right="0in" fo:text-indent="0in" style:auto-text-indent="false"/>
    </style:style>
    <style:style style:name="P12"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13"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14"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15"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16"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17" style:family="paragraph" style:parent-style-name="Standard">
      <style:paragraph-properties fo:margin-left="0.5in" fo:margin-right="0in" fo:margin-top="0in" fo:margin-bottom="0in" fo:text-indent="0in" style:auto-text-indent="false"/>
      <style:text-properties fo:font-style="normal" fo:font-weight="bold" style:font-style-asian="italic" style:font-style-complex="italic"/>
    </style:style>
    <style:style style:name="P18" style:family="paragraph" style:parent-style-name="Text_20_body_20_indent">
      <style:paragraph-properties fo:margin-left="0.5in" fo:margin-right="0in" fo:text-indent="0in" style:auto-text-indent="false"/>
    </style:style>
    <style:style style:name="P19" style:family="paragraph" style:parent-style-name="Text_20_body_20_indent">
      <style:paragraph-properties fo:margin-left="0.5in" fo:margin-right="0in" fo:text-indent="0in" style:auto-text-indent="false"/>
      <style:text-properties fo:font-weight="bold"/>
    </style:style>
    <style:style style:name="P20" style:family="paragraph" style:parent-style-name="Text_20_body">
      <style:text-properties fo:color="#ff0000"/>
    </style:style>
    <style:style style:name="P21" style:family="paragraph" style:parent-style-name="Code_20_Indented">
      <style:paragraph-properties fo:margin-left="1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4" style:family="paragraph" style:parent-style-name="Standard">
      <style:paragraph-properties fo:margin-left="0in" fo:margin-right="0in" fo:margin-top="0in" fo:margin-bottom="0in" fo:text-indent="0in" style:auto-text-indent="false"/>
      <style:text-properties fo:font-style="normal" fo:font-weight="bold" style:font-style-asian="italic" style:font-style-complex="italic"/>
    </style:style>
    <style:style style:name="P25" style:family="paragraph" style:parent-style-name="Text_20_Body_20_Single">
      <style:paragraph-properties fo:margin-left="0in" fo:margin-right="0in" fo:margin-top="0in" fo:margin-bottom="0in" fo:text-indent="0in" style:auto-text-indent="false"/>
    </style:style>
    <style:style style:name="P26"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27"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28"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List_20_Number_20_Code">
      <style:paragraph-properties fo:margin-left="0in" fo:margin-right="0in" fo:text-indent="0in" style:auto-text-indent="false"/>
    </style:style>
    <style:style style:name="P30" style:family="paragraph" style:parent-style-name="Code_20_Indented">
      <style:paragraph-properties fo:margin-left="0in" fo:margin-right="0in" fo:text-indent="0in" style:auto-text-indent="false"/>
    </style:style>
    <style:style style:name="P3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32" style:family="paragraph" style:parent-style-name="Heading_20_3">
      <style:text-properties fo:font-weight="normal"/>
    </style:style>
    <style:style style:name="P33" style:family="paragraph" style:parent-style-name="List_20_Number" style:list-style-name="L6"/>
    <style:style style:name="P34" style:family="paragraph" style:parent-style-name="List_20_Number" style:list-style-name="L6"/>
    <style:style style:name="P35" style:family="paragraph" style:parent-style-name="List_20_Number" style:list-style-name="L6"/>
    <style:style style:name="P36" style:family="paragraph" style:parent-style-name="List_20_Number" style:list-style-name="L6"/>
    <style:style style:name="P37" style:family="paragraph" style:parent-style-name="List_20_Number" style:list-style-name="L6">
      <style:text-properties fo:color="#ff0000"/>
    </style:style>
    <style:style style:name="P38" style:family="paragraph" style:parent-style-name="List_20_Number" style:list-style-name="L6"/>
    <style:style style:name="P39" style:family="paragraph" style:parent-style-name="List_20_Number" style:list-style-name="L6"/>
    <style:style style:name="P40" style:family="paragraph" style:parent-style-name="List_20_Number" style:list-style-name="L6"/>
    <style:style style:name="P41" style:family="paragraph" style:parent-style-name="Text_20_body_20_indent" style:list-style-name="L6"/>
    <style:style style:name="P42" style:family="paragraph" style:parent-style-name="Text_20_body_20_indent" style:list-style-name="L6"/>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4"/>
    <style:style style:name="P51" style:family="paragraph" style:parent-style-name="Standard" style:list-style-name="L4"/>
    <style:style style:name="P52" style:family="paragraph" style:parent-style-name="Standard" style:list-style-name="L4"/>
    <style:style style:name="P53" style:family="paragraph" style:parent-style-name="Standard" style:list-style-name="L5">
      <style:text-properties fo:font-weight="normal"/>
    </style:style>
    <style:style style:name="P54" style:family="paragraph" style:parent-style-name="Standard" style:list-style-name="L5">
      <style:text-properties fo:font-weight="normal"/>
    </style:style>
    <style:style style:name="P55" style:family="paragraph" style:parent-style-name="Standard" style:list-style-name="L5">
      <style:text-properties fo:font-weight="normal"/>
    </style:style>
    <style:style style:name="P56" style:family="paragraph" style:parent-style-name="Standard" style:list-style-name="L5">
      <style:text-properties fo:font-weight="normal"/>
    </style:style>
    <style:style style:name="P57" style:family="paragraph" style:parent-style-name="Standard" style:list-style-name="L5">
      <style:text-properties fo:font-weight="normal"/>
    </style:style>
    <style:style style:name="P58" style:family="paragraph" style:parent-style-name="Standard" style:list-style-name="L5">
      <style:text-properties fo:font-weight="normal"/>
    </style:style>
    <style:style style:name="P59" style:family="paragraph" style:parent-style-name="Standard" style:list-style-name="L5">
      <style:text-properties fo:font-weight="normal"/>
    </style:style>
    <style:style style:name="P60" style:family="paragraph" style:parent-style-name="Standard" style:list-style-name="L5">
      <style:text-properties fo:font-weight="normal"/>
    </style:style>
    <style:style style:name="P61" style:family="paragraph" style:parent-style-name="Standard" style:list-style-name="L5">
      <style:text-properties fo:font-weight="normal"/>
    </style:style>
    <style:style style:name="P62" style:family="paragraph" style:parent-style-name="Standard" style:list-style-name="L5">
      <style:text-properties fo:font-weight="normal"/>
    </style:style>
    <style:style style:name="P63" style:family="paragraph" style:parent-style-name="Standard" style:list-style-name="L5">
      <style:text-properties fo:font-weight="normal"/>
    </style:style>
    <style:style style:name="P64" style:family="paragraph" style:parent-style-name="Standard" style:list-style-name="L4">
      <style:paragraph-properties fo:margin-left="0in" fo:margin-right="0in" fo:text-indent="0in" style:auto-text-indent="false"/>
      <style:text-properties fo:font-style="normal" fo:font-weight="normal" style:font-style-asian="italic" style:font-style-complex="italic"/>
    </style:style>
    <style:style style:name="P65" style:family="paragraph" style:parent-style-name="Standard" style:list-style-name="L4">
      <style:paragraph-properties fo:margin-left="0in" fo:margin-right="0in" fo:text-indent="0in" style:auto-text-indent="false"/>
      <style:text-properties fo:font-style="normal" style:font-style-asian="italic" style:font-style-complex="italic"/>
    </style:style>
    <style:style style:name="P66" style:family="paragraph" style:parent-style-name="Contents_20_1">
      <style:paragraph-properties>
        <style:tab-stops>
          <style:tab-stop style:position="6.9in" style:type="right" style:leader-style="dotted" style:leader-text="."/>
        </style:tab-stops>
      </style:paragraph-properties>
    </style:style>
    <style:style style:name="P67" style:family="paragraph" style:parent-style-name="Contents_20_2">
      <style:paragraph-properties>
        <style:tab-stops>
          <style:tab-stop style:position="6.7335in" style:type="right" style:leader-style="dotted" style:leader-text="."/>
        </style:tab-stops>
      </style:paragraph-properties>
    </style:style>
    <style:style style:name="P68" style:family="paragraph" style:parent-style-name="Code_20_Indented" style:list-style-name="L6"/>
    <style:style style:name="P69" style:family="paragraph" style:parent-style-name="Code_20_Indented" style:list-style-name="L6"/>
    <style:style style:name="P70" style:family="paragraph" style:parent-style-name="Code_20_Indented" style:list-style-name="L7"/>
    <style:style style:name="P71" style:family="paragraph" style:parent-style-name="Code_20_Indented" style:list-style-name="L7"/>
    <style:style style:name="P72" style:family="paragraph" style:parent-style-name="Code_20_Indented" style:list-style-name="L9"/>
    <style:style style:name="P73" style:family="paragraph" style:parent-style-name="Code_20_Indented" style:list-style-name="L9"/>
    <style:style style:name="P74" style:family="paragraph" style:parent-style-name="Code_20_Indented" style:list-style-name="L9"/>
    <style:style style:name="P75" style:family="paragraph" style:parent-style-name="Code_20_Indented" style:list-style-name="L9"/>
    <style:style style:name="P76" style:family="paragraph" style:parent-style-name="Code_20_Indented" style:list-style-name="L7"/>
    <style:style style:name="P77" style:family="paragraph" style:parent-style-name="Code_20_Indented" style:list-style-name="L6"/>
    <style:style style:name="P78" style:family="paragraph" style:parent-style-name="Code_20_Indented" style:list-style-name="L6"/>
    <style:style style:name="P79" style:family="paragraph" style:parent-style-name="Code_20_Indented" style:list-style-name="L6">
      <style:paragraph-properties fo:margin-left="0in" fo:margin-right="0in" fo:text-indent="0in" style:auto-text-indent="false"/>
      <style:text-properties fo:font-size="12pt" style:font-size-asian="12pt" style:font-size-complex="12pt"/>
    </style:style>
    <style:style style:name="P80" style:family="paragraph" style:parent-style-name="Code_20_Indented" style:list-style-name="L6">
      <style:paragraph-properties fo:margin-left="0in" fo:margin-right="0in" fo:text-indent="0in" style:auto-text-indent="false"/>
      <style:text-properties fo:font-size="12pt" style:font-size-asian="12pt" style:font-size-complex="12pt"/>
    </style:style>
    <style:style style:name="P81" style:family="paragraph" style:parent-style-name="Contents_20_3">
      <style:paragraph-properties>
        <style:tab-stops>
          <style:tab-stop style:position="6.5665in" style:type="right" style:leader-style="dotted" style:leader-text="."/>
        </style:tab-stops>
      </style:paragraph-properties>
    </style:style>
    <style:style style:name="P82" style:family="paragraph" style:parent-style-name="Default_20_Text" style:list-style-name="L7">
      <style:paragraph-properties fo:margin-left="-0.5in" fo:margin-right="0in" fo:text-indent="0in" style:auto-text-indent="false"/>
    </style:style>
    <style:style style:name="P83"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84"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85"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86"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87"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88"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89"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0"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1"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2"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3"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4"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5"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6"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9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9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8"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4"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5"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6"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7"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8"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19"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2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4" style:family="paragraph" style:parent-style-name="Text_20_Body_20_Single" style:list-style-name="L7">
      <style:paragraph-properties fo:margin-left="0in" fo:margin-right="0in" fo:margin-top="0in" fo:margin-bottom="0in" fo:text-indent="0in" style:auto-text-indent="false"/>
      <style:text-properties fo:font-style="normal" fo:font-weight="bold" style:font-style-asian="italic" style:font-style-complex="italic"/>
    </style:style>
    <style:style style:name="P125" style:family="paragraph" style:parent-style-name="Text_20_Body_20_Single" style:list-style-name="L8">
      <style:paragraph-properties fo:margin-left="0in" fo:margin-right="0in" fo:margin-top="0in" fo:margin-bottom="0in" fo:text-indent="0in" style:auto-text-indent="false"/>
    </style:style>
    <style:style style:name="P126" style:family="paragraph" style:parent-style-name="Text_20_Body_20_Single" style:list-style-name="L9">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27" style:family="paragraph" style:parent-style-name="Text_20_Body_20_Single" style:list-style-name="L9">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2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29" style:family="paragraph" style:parent-style-name="Heading_20_2" style:list-style-name="L6"/>
    <style:style style:name="P130" style:family="paragraph" style:parent-style-name="Heading_20_2" style:list-style-name="L1"/>
    <style:style style:name="P131" style:family="paragraph" style:parent-style-name="Heading_20_1" style:list-style-name="L1"/>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xCAT 2 Setup PostgreSQL</text:p>
      <text:p text:style-name="P3"><text:date style:data-style-name="N37" text:date-value="2010-09-28T10:39:16.06">09/28/10</text:date>, <text:time style:data-style-name="N43" text:time-value="2010-09-28T10:39:16.06">10:39:16 AM</text:time></text:p>
      <text:p text:style-name="P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a xlink:type="simple" xlink:href="#1.Switching to  PostgreSQL Database on Management Node|outline" text:style-name="Internet_20_link" text:visited-style-name="Internet_20_link">1.0 Switching to <text:s/>PostgreSQL Database on Management Node</text:a><text:tab/>1</text:p>
          <text:p text:style-name="P67"><text:a xlink:type="simple" xlink:href="#1.1.Install PostgreSQL |outline" text:style-name="Internet_20_link" text:visited-style-name="Internet_20_link">1.1 Install PostgreSQL </text:a><text:tab/>1</text:p>
          <text:p text:style-name="P81"><text:a xlink:type="simple" xlink:href="#1.1.1.Install Postgresql on Linux|outline" text:style-name="Internet_20_link" text:visited-style-name="Internet_20_link">1.1.1 Install Postgresql on Linux</text:a><text:tab/>1</text:p>
          <text:p text:style-name="P81"><text:a xlink:type="simple" xlink:href="#1.1.2.Install PostgreSQL on  AIX  MN ( xCAT 2.5 release or later)|outline" text:style-name="Internet_20_link" text:visited-style-name="Internet_20_link">1.1.2 Install PostgreSQL on <text:s/>AIX <text:s/>MN ( xCAT 2.5 release or later)</text:a><text:tab/>2</text:p>
          <text:p text:style-name="P67"><text:a xlink:type="simple" xlink:href="#1.2.Setup PostgreSQL  on AIX and Linux|outline" text:style-name="Internet_20_link" text:visited-style-name="Internet_20_link">1.2 Setup PostgreSQL <text:s/>on AIX and Linux</text:a><text:tab/>2</text:p>
          <text:p text:style-name="P81"><text:a xlink:type="simple" xlink:href="#1.2.1.Using the pgsqlsetup script ( xCAT 2.5 or later)|outline" text:style-name="Internet_20_link" text:visited-style-name="Internet_20_link">1.2.1 Using the pgsqlsetup script ( xCAT 2.5 or later)</text:a><text:tab/>2</text:p>
          <text:p text:style-name="P81"><text:a xlink:type="simple" xlink:href="#1.2.2.Setting up the  Service Nodes (Hierarchy) |outline" text:style-name="Internet_20_link" text:visited-style-name="Internet_20_link">1.2.2 Setting up the <text:s/>Service Nodes (Hierarchy) </text:a><text:tab/>3</text:p>
          <text:p text:style-name="P81"><text:a xlink:type="simple" xlink:href="#1.2.3.Manually setup PostgreSQL|outline" text:style-name="Internet_20_link" text:visited-style-name="Internet_20_link">1.2.3 Manually setup PostgreSQL</text:a><text:tab/>3</text:p>
          <text:p text:style-name="P67"><text:a xlink:type="simple" xlink:href="#1.3.Migrate your database to PostgreSQL|outline" text:style-name="Internet_20_link" text:visited-style-name="Internet_20_link">1.3 Migrate your database to PostgreSQL</text:a><text:tab/>6</text:p>
          <text:p text:style-name="P67"><text:a xlink:type="simple" xlink:href="#1.4.Using Postgresql  ( psql command line interface)|outline" text:style-name="Internet_20_link" text:visited-style-name="Internet_20_link">1.4 Using Postgresql <text:s/>( psql command line interface)</text:a><text:tab/>7</text:p>
          <text:p text:style-name="P67"><text:a xlink:type="simple" xlink:href="#1.5.Migrate to AIX 7.1|outline" text:style-name="Internet_20_link" text:visited-style-name="Internet_20_link">1.5 Migrate to AIX 7.1</text:a><text:tab/>7</text:p>
        </text:index-body>
      </text:table-of-content>
      <text:p text:style-name="P2"/>
      <text:list text:style-name="L1">
        <text:list-item>
          <text:h text:style-name="P131" text:outline-level="1">Switching to <text:s/>PostgreSQL Database on Management Node</text:h>
        </text:list-item>
      </text:list>
      <text:p text:style-name="P31"><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43">11.16.0.1: <text:s/>IP of management node (cluster-facing NIC)</text:p>
        </text:list-item>
        <text:list-item>
          <text:p text:style-name="P43">xcatdb: <text:s/>database name</text:p>
        </text:list-item>
        <text:list-item>
          <text:p text:style-name="P43">xcatadm: <text:s/>database role (aka user)</text:p>
        </text:list-item>
        <text:list-item>
          <text:p text:style-name="P43">cluster: <text:s/>database password</text:p>
        </text:list-item>
        <text:list-item>
          <text:p text:style-name="P43">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8"><text:soft-page-break/>postgresql-libs-*</text:p>
      <text:p text:style-name="P8">postgresql-server-*</text:p>
      <text:p text:style-name="P8">postgresql-*</text:p>
      <text:p text:style-name="Standard"/>
      <text:p text:style-name="Standard">In addition you need to install the Perl-DBD code from the OS.</text:p>
      <text:list text:style-name="WW8Num9">
        <text:list-header>
          <text:p text:style-name="P29"><text:s text:c="3"/><text:span text:style-name="T1">Perl-DBD-Pg*</text:span></text:p>
        </text:list-header>
      </text:list>
      <text:p text:style-name="Standard"/>
      <text:h text:style-name="Heading_20_3" text:outline-level="3"><text:reference-mark-start text:name="Install PostgreSQL on  AIX  MN ( xCAT 2.5 release or later)"/>Install PostgreSQL on <text:s/>AIX <text:s/>MN ( xCAT 2.5 release or later)<text:reference-mark-end text:name="Install PostgreSQL on  AIX  MN ( xCAT 2.5 release or later)"/></text:h>
      <text:p text:style-name="Standard"/>
      <text:p text:style-name="P6">Space Required for database install:</text:p>
      <text:list text:style-name="L3">
        <text:list-item>
          <text:p text:style-name="P48"><text:s text:c="2"/>PostgreSQL will be installed in /var/lib/pgsql and needs about 24 <text:s/>mgbytes for the code and add <text:s/>the size needed for the xCAT database. <text:s text:c="2"/>You may also need to increate /etc <text:s/>and /usr.</text:p>
        </text:list-item>
      </text:list>
      <text:p text:style-name="Standard"/>
      <text:p text:style-name="P4">As root:</text:p>
      <text:p text:style-name="Standard"/>
      <text:p text:style-name="Standard"/>
      <text:list text:style-name="L4">
        <text:list-item>
          <text:p text:style-name="P49">Down load <text:s/>PostgreSQL rpms package from the following location:<text:a xlink:type="simple" xlink:href="http://sourceforge.net/projects/xcat/files/xcat-dep/2.x_AIX">http://sourceforge.net/projects/xcat/files/xcat-dep/2.x_AIX</text:a></text:p>
          <text:p text:style-name="P49"/>
        </text:list-item>
        <text:list-item>
          <text:p text:style-name="P49">Unzip and untar in the location of your choice.</text:p>
          <text:p text:style-name="P49"/>
        </text:list-item>
      </text:list>
      <text:p text:style-name="P22"><text:span text:style-name="T2"><text:s text:c="12"/></text:span><text:span text:style-name="T3">gunzip <text:s/>xcat-postgresql*.gz</text:span></text:p>
      <text:p text:style-name="P10">tar -xvf xcat-postgresql*.tar</text:p>
      <text:p text:style-name="P10"><text:span text:style-name="T4">Read the README</text:span> file for installation instructions, and install the two rpms on the AIX Management Node that are appropriate for your OS level. <text:s/></text:p>
      <text:p text:style-name="P10"/>
      <text:p text:style-name="P10"/>
      <text:list text:style-name="L4">
        <text:list-header>
          <text:p text:style-name="P64"/>
        </text:list-header>
      </text:list>
      <text:p text:style-name="P26"/>
      <text:h text:style-name="P28" text:outline-level="2">Setup PostgreSQL <text:s/>on AIX and Linux</text:h>
      <text:p text:style-name="P23"/>
      <text:p text:style-name="P23"/>
      <text:h text:style-name="P32" text:outline-level="3"><text:reference-mark-start text:name="Using the pgsqlsetup script ( xCAT 2.5 or later)"/>Using the pgsqlsetup script ( xCAT 2.5 or later)<text:reference-mark-end text:name="Using the pgsqlsetup script ( xCAT 2.5 or later)"/></text:h>
      <text:p text:style-name="P5"/>
      <text:p text:style-name="P5">You may use the pgsqlsetup script to setup xCAT on PostgreSQL <text:s text:c="2"/>instead of following the manual steps in the <text:reference-ref text:reference-format="text" text:ref-name="Maually setup PostgreSQL">Manually setup PostgreSQL</text:reference-ref>.</text:p>
      <text:p text:style-name="P5"/>
      <text:p text:style-name="P5">See man pgsqlsetup <text:s/>for information on running the script. <text:s text:c="2"/>The script will complete all actions in the <text:reference-ref text:reference-format="text" text:ref-name="Maually setup PostgreSQL">Manually setup PostgreSQL</text:reference-ref> section , <text:s text:c="2"/>including the Management Nodes ip address in the pg_hba.conf file. </text:p>
      <text:p text:style-name="P5"/>
      <text:h text:style-name="Heading_20_3" text:outline-level="3"><text:soft-page-break/>Setting up the <text:s/>Service Nodes (Hierarchy) </text:h>
      <text:p text:style-name="P5">After <text:s/>the automatic setup is complete, to support Service Nodes <text:s/>you need to </text:p>
      <text:list text:style-name="L5">
        <text:list-item>
          <text:p text:style-name="P53">add additional ip addresses to the pg_hba.conf file for each Service Node. <text:s/></text:p>
        </text:list-item>
        <text:list-item>
          <text:p text:style-name="P53">add set listen_addresses = '*' <text:s/>to the postgresql.conf file. <text:s/></text:p>
        </text:list-item>
        <text:list-item>
          <text:p text:style-name="P53">Stop and start postgreSQL, if you edit those files. </text:p>
          <text:p text:style-name="P53">Look in the <text:reference-ref text:reference-format="text" text:ref-name="1.Setup the PostgreSQL configuration">Setup the PostgreSQL configuration files </text:reference-ref> section for changing the pg_hba.conf and postgresql.conf files. </text:p>
        </text:list-item>
        <text:list-item>
          <text:p text:style-name="P53">When the Service Node is installed by xCAT, <text:s/>it will transfer the correct /etc/xcat/cfgloc file and the necessary credentials for the xCAT daemon on the Service Node to access the database on the Management Node. <text:s/></text:p>
        </text:list-item>
        <text:list-item>
          <text:p text:style-name="P53">The postgresql database and perl-DBD must be installed on the Service Node. <text:s text:c="2"/>For Linux, this is part of the OS. <text:s/>For AIX, you must installed the one provided by xCAT. <text:s/>See <text:reference-ref text:reference-format="text" text:ref-name="Install PostgreSQL on  AIX  MN ( xCAT 2.5 release or later)">Install PostgreSQL on  AIX  MN ( xCAT 2.5 release or later)</text:reference-ref> for the location of the rpms. <text:s/>These should be added to the AIX install_bundle resource <text:s/>for the Service Node. </text:p>
        </text:list-item>
        <text:list-item>
          <text:p text:style-name="P53">On AIX, you will need to increase the default install sizes of the filesystems to accommodate installing the PostgreSQL rpms on the Service Nodes when installing. </text:p>
          <text:list>
            <text:list-item>
              <text:p text:style-name="P53">/var <text:s/>- 131072 bytes</text:p>
            </text:list-item>
            <text:list-item>
              <text:p text:style-name="P53">/ <text:s/>- <text:s text:c="2"/>2818048 bytes</text:p>
            </text:list-item>
            <text:list-item>
              <text:p text:style-name="P53">/opt – 52428 bytes</text:p>
            </text:list-item>
          </text:list>
          <text:p text:style-name="P53"/>
        </text:list-item>
      </text:list>
      <text:p text:style-name="P5"/>
      <text:p text:style-name="P5"/>
      <text:p text:style-name="P5"/>
      <text:p text:style-name="P5"/>
      <text:p text:style-name="Code_20_Indented"/>
      <text:p text:style-name="Standard"/>
      <text:h text:style-name="P32" text:outline-level="3"><text:reference-mark-start text:name="Maually setup PostgreSQL"/>Manually setup PostgreSQL<text:reference-mark-end text:name="Maually setup PostgreSQL"/></text:h>
      <text:p text:style-name="P5"/>
      <text:p text:style-name="P5">Note: you can use pgsqlsetup to do all this work, <text:s/>if you are running 2.5 or later release. <text:s/>See <text:reference-ref text:reference-format="text" text:ref-name="Using the pgsqlsetup script ( xCAT 2.5 or later)">Using the pgsqlsetup script ( xCAT 2.5 or later)</text:reference-ref>.</text:p>
      <text:p text:style-name="P23"/>
      <text:p text:style-name="P23"><text:span text:style-name="T4">As root</text:span>: <text:s/>Stop the xcatd daemon during the database migration:</text:p>
      <text:p text:style-name="P23"/>
      <text:list text:style-name="L6">
        <text:list-header>
          <text:p text:style-name="P33">AIX:</text:p>
          <text:p text:style-name="P68">stopsrc -s xcatd</text:p>
          <text:p text:style-name="P68"/>
          <text:p text:style-name="P79">Linux:</text:p>
        </text:list-header>
      </text:list>
      <text:p text:style-name="P21">service xcatd stop</text:p>
      <text:p text:style-name="P21"/>
      <text:p text:style-name="P30"><text:s text:c="3"/>On AIX create the needed postgreSQL ids: </text:p>
      <text:p text:style-name="P30"/>
      <text:list text:style-name="L4">
        <text:list-item text:start-value="1">
          <text:p text:style-name="P65">Create <text:s/>the postgres id that will administer the PostgreSQL server</text:p>
          <text:p text:style-name="P88">mkgroup postgres<text:line-break/>mkuser pgrp=postgres home=/var/lib/pgsql postgres</text:p>
        </text:list-item>
        <text:list-item>
          <text:p text:style-name="P88">passwd postgres <text:s/>( assign a password this is optional)</text:p>
        </text:list-item>
        <text:list-item>
          <text:p text:style-name="P88">Create the xcatadm id that will own the xcatdb in PostgreSQL</text:p>
          <text:p text:style-name="P88"><text:soft-page-break/>mkuser xcatadm</text:p>
        </text:list-item>
        <text:list-item>
          <text:p text:style-name="P88">passwd <text:s/>xcatadm ( assign temp password with root)</text:p>
          <text:p text:style-name="P88">su – xcatadm</text:p>
        </text:list-item>
        <text:list-item>
          <text:p text:style-name="P88">passwd <text:s/>( assign permanent password that will be used in the /etc/xcat/cfgloc file) </text:p>
        </text:list-item>
        <text:list-item>
          <text:p text:style-name="P88">Create the directory for the databases and make postgres the owner</text:p>
          <text:p text:style-name="P88">as root:</text:p>
        </text:list-item>
        <text:list-item>
          <text:p text:style-name="P97">mkdir /var/lib/pgsql/data</text:p>
        </text:list-item>
        <text:list-item>
          <text:p text:style-name="P97">chown postgres /var/lib/pgsql/data</text:p>
        </text:list-item>
      </text:list>
      <text:p text:style-name="P26"><text:s text:c="12"/>chgrp postgres /var/lib/pgsql/data</text:p>
      <text:p text:style-name="P26"/>
      <text:list text:style-name="L7">
        <text:list-item>
          <text:p text:style-name="P99">su – postgres</text:p>
        </text:list-item>
        <text:list-item>
          <text:p text:style-name="P99">pwd ( are you in /var/lib/pgsql)</text:p>
        </text:list-item>
        <text:list-item>
          <text:p text:style-name="P99">Setup .profile</text:p>
          <text:p text:style-name="P99">Add paths needing to run DB commands</text:p>
          <text:p text:style-name="P99">MANPATH=/usr/local/pgsql/man:$MANPATH</text:p>
          <text:p text:style-name="P99">export MANPATH</text:p>
          <text:p text:style-name="P99">PATH=/usr/local/pgsql/bin:$PATH</text:p>
          <text:p text:style-name="P99">export PATH</text:p>
        </text:list-item>
      </text:list>
      <text:p text:style-name="P26"/>
      <text:p text:style-name="P15">On AIX as postgres Create a database installation by <text:s text:c="2"/>running <text:s/>the following:</text:p>
      <text:list text:style-name="L7">
        <text:list-header>
          <text:p text:style-name="P70">/var/lib/pgsql/bin/initdb -D /var/lib/pgsql/data</text:p>
          <text:p text:style-name="P70"/>
          <text:p text:style-name="P99">You should get the following message “Success. You can now start the database...”</text:p>
        </text:list-header>
      </text:list>
      <text:p text:style-name="P26"><text:s text:c="5"/></text:p>
      <text:p text:style-name="P17">On Linux as root run the following to create the Database installation:</text:p>
      <text:p text:style-name="P27"/>
      <text:p text:style-name="P26"><text:s text:c="25"/>service postgresql initdb to initialize the database</text:p>
      <text:list text:style-name="L7">
        <text:list-header>
          <text:p text:style-name="P99"/>
          <text:list>
            <text:list-item>
              <text:list>
                <text:list-header>
                  <text:p text:style-name="P82"><text:reference-mark-start text:name="1.Setup the PostgreSQL configuration"/>Setup the PostgreSQL configuration files <text:reference-mark-end text:name="1.Setup the PostgreSQL configuration"/></text:p>
                </text:list-header>
              </text:list>
            </text:list-item>
          </text:list>
        </text:list-header>
      </text:list>
      <text:p text:style-name="P26"/>
      <text:p text:style-name="P16"><text:s text:c="8"/>On <text:s/>AIX or Linux as root:</text:p>
      <text:list text:style-name="L7">
        <text:list-header>
          <text:p text:style-name="P99"/>
          <text:p text:style-name="P124">vi /var/lib/pgsql/data/pg_hba.conf</text:p>
          <text:p text:style-name="P99"/>
        </text:list-header>
      </text:list>
      <text:list text:style-name="L8">
        <text:list-header>
          <text:p text:style-name="P125"><text:line-break/>Lines should look like this (with your IP addresses substituted). <text:s text:c="2"/>Add all nodes that need to access the database.</text:p>
        </text:list-header>
      </text:list>
      <text:p text:style-name="P21">local all all ident sameuser</text:p>
      <text:p text:style-name="P21"># IPv4 local connections:</text:p>
      <text:p text:style-name="P21">host all all 127.0.0.1/32 md5</text:p>
      <text:p text:style-name="P21">host all all 11.16.0.1/32 md5</text:p>
      <text:p text:style-name="P21">host all all 11.16.1.230/32 md5</text:p>
      <text:p text:style-name="P21">host all all 11.16.2.230/32 md5</text:p>
      <text:p text:style-name="P21"/>
      <text:p text:style-name="P12">For example, where 11.16.0.1 is the MN and 11.16.1.230 and 11.16.2.230 are service nodes.</text:p>
      <text:p text:style-name="P12"/>
      <text:p text:style-name="P23"><text:s text:c="12"/><text:span text:style-name="T4">vi /var/lib/pgsql/data/postgresql.conf</text:span></text:p>
      <text:p text:style-name="P24"/>
      <text:p text:style-name="P18"><text:soft-page-break/>set listen_addresses = '*' <text:s text:c="2"/># This allows remote access from all ips</text:p>
      <text:p text:style-name="P18">Note: be sure and uncomment the line. </text:p>
      <text:p text:style-name="P18">The following logging setup is the default on Linux, but should be set on AIX also.</text:p>
      <text:p text:style-name="P11">logging_collector = on</text:p>
      <text:p text:style-name="P11">log_directory = 'pg_log'</text:p>
      <text:p text:style-name="P11">log_filename = 'postgresql-%a.log' </text:p>
      <text:p text:style-name="P11">log_truncate_on_rotation = on</text:p>
      <text:p text:style-name="P11">log_rotation_age = 1d</text:p>
      <text:p text:style-name="P11">log_rotation_size = 0</text:p>
      <text:p text:style-name="P11">log_min_messages = notice </text:p>
      <text:p text:style-name="P14"/>
      <text:p text:style-name="P9"><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13"><text:s/>set max_connections = 1000</text:p>
      <text:list text:style-name="L7">
        <text:list-header>
          <text:p text:style-name="P99"/>
        </text:list-header>
        <text:list-item>
          <text:p text:style-name="P99"><text:reference-mark-start text:name="1.Start/Stop the server"/>Start/Stop the PostgreSQL server<text:reference-mark-end text:name="1.Start/Stop the server"/></text:p>
          <text:p text:style-name="P99"/>
        </text:list-item>
      </text:list>
      <text:p text:style-name="P27"/>
      <text:p text:style-name="P26"/>
      <text:p text:style-name="P26"><text:tab/><text:span text:style-name="T4">On AIX:</text:span></text:p>
      <text:p text:style-name="P27"><text:s text:c="12"/>su – postgres </text:p>
      <text:p text:style-name="P26"><text:s text:c="12"/>start the server:</text:p>
      <text:p text:style-name="P26"/>
      <text:list text:style-name="L9">
        <text:list-header>
          <text:p text:style-name="P114">/var/lib/pgsql/bin/pg_ctl -D /var/lib/pgsql/data <text:s/>start</text:p>
          <text:p text:style-name="P114">If you need to stop the server </text:p>
          <text:p text:style-name="P114">/var/lib/pgsql/bin/pg_ctl -D /var/lib/pgsql/data <text:s/>stop</text:p>
          <text:p text:style-name="P114"/>
          <text:p text:style-name="P114">Note: you can get the message “$ LOG: <text:s/>could not bind IPv6 socket: Address already in use</text:p>
          <text:p text:style-name="P114">HINT: <text:s/>Is another postmaster already running on port 5432? If not, wait a few seconds and retry after setting listen_addresses = '*' , it can be ignored. </text:p>
        </text:list-header>
      </text:list>
      <text:p text:style-name="P26"><text:s text:c="7"/></text:p>
      <text:p text:style-name="P26"><text:s text:c="12"/><text:span text:style-name="T4">On Linux as root:</text:span></text:p>
      <text:p text:style-name="P27"/>
      <text:p text:style-name="P26"><text:s text:c="13"/></text:p>
      <text:p text:style-name="P26"><text:s text:c="13"/>service postgresql start</text:p>
      <text:p text:style-name="P26"><text:s text:c="13"/></text:p>
      <text:p text:style-name="P26"><text:s text:c="13"/>To stop/stop postgresql:</text:p>
      <text:p text:style-name="P26"/>
      <text:p text:style-name="P26"><text:s text:c="14"/>service postgresql start</text:p>
      <text:p text:style-name="P26"><text:s text:c="14"/>service postgresql stop</text:p>
      <text:p text:style-name="P26"/>
      <text:p text:style-name="P15">On AIX and Linux:</text:p>
      <text:p text:style-name="P16"><text:s/>su – postgres:</text:p>
      <text:p text:style-name="P26"/>
      <text:list text:style-name="L7">
        <text:list-header>
          <text:p text:style-name="P99">Create the xcatadm userid in the database and set to own xcatdb</text:p>
          <text:p text:style-name="P99"/>
        </text:list-header>
      </text:list>
      <text:list text:style-name="L9" text:continue-numbering="true">
        <text:list-header>
          <text:p text:style-name="P72"><text:soft-page-break/>/var/lib/pgsql/bin/createuser -SDRP xcatadm</text:p>
          <text:p text:style-name="P72"/>
          <text:p text:style-name="P126">( Will prompt for a password, use the same one that you input for the AIX xcatadm id. <text:s/>Note: this xcatadm <text:s/>unix id does not have to exist on Linux, only in the database.).</text:p>
          <text:p text:style-name="P126"/>
        </text:list-header>
      </text:list>
      <text:list text:style-name="L7">
        <text:list-header>
          <text:p text:style-name="P99">Create the xcatdb database owned by xcatadm</text:p>
          <text:p text:style-name="P99"/>
        </text:list-header>
      </text:list>
      <text:list text:style-name="L9" text:continue-numbering="true">
        <text:list-header>
          <text:p text:style-name="P72">/var/lib/pgsql/bin/createdb -O xcatadm xcatdb</text:p>
          <text:p text:style-name="P72"/>
        </text:list-header>
      </text:list>
      <text:list text:style-name="L7">
        <text:list-header>
          <text:p text:style-name="P70">exit <text:s/>( back to root)</text:p>
        </text:list-header>
      </text:list>
      <text:p text:style-name="P25"/>
      <text:p text:style-name="P11"/>
      <text:p text:style-name="P11"/>
      <text:p text:style-name="P11"/>
      <text:p text:style-name="P19"/>
      <text:h text:style-name="Heading_20_2" text:outline-level="2">Migrate your database to PostgreSQL</text:h>
      <text:p text:style-name="Standard"/>
      <text:p text:style-name="Standard">Note: the pgsqlsetup script will do this for you also, if you choose to use it. </text:p>
      <text:p text:style-name="Text_20_body"/>
      <text:list text:style-name="L6" text:continue-numbering="true">
        <text:list-header>
          <text:p text:style-name="P33">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header>
      </text:list>
      <text:p text:style-name="P21">mkdir -p ~/xcat-dbback</text:p>
      <text:p text:style-name="P21">XCATBYPASS=1 dumpxCATdb -p ~/xcat-dbback</text:p>
      <text:p text:style-name="P21"/>
      <text:list text:style-name="L6" text:continue-numbering="true">
        <text:list-item>
          <text:p text:style-name="P33">/etc/xcat/cfgloc file should contain the following line, substituting your specific info. This points the xCAT database access code to the new database. </text:p>
          <text:p text:style-name="P41"/>
        </text:list-item>
      </text:list>
      <text:p text:style-name="P21">Pg:dbname=xcatdb;host=11.16.0.1|xcatadm|cluster</text:p>
      <text:p text:style-name="P21"/>
      <text:p text:style-name="Text_20_body"><text:s text:c="14"/>change to allow only root access:</text:p>
      <text:p text:style-name="P21">chmod 0600 /etc/xcat/cfgloc</text:p>
      <text:p text:style-name="P20"/>
      <text:list text:style-name="L6" text:continue-numbering="true">
        <text:list-item>
          <text:p text:style-name="P33">Restore your database to postgresql (bypass mode runs the command without xcatd):</text:p>
        </text:list-item>
      </text:list>
      <text:p text:style-name="P21">XCATBYPASS=1 restorexCATdb -p ~/xcat-dbback</text:p>
      <text:list text:style-name="L6" text:continue-numbering="true">
        <text:list-header>
          <text:p text:style-name="P37"/>
        </text:list-header>
        <text:list-item>
          <text:p text:style-name="P33">Start the xcatd daemon using the postgresql database</text:p>
          <text:p text:style-name="P33">AIX:</text:p>
          <text:p text:style-name="P68">startsrc -s xcatd</text:p>
          <text:p text:style-name="P68"/>
          <text:p text:style-name="P79">Linux:</text:p>
        </text:list-item>
      </text:list>
      <text:p text:style-name="P21">service xcatd start</text:p>
      <text:list text:style-name="L6" text:continue-numbering="true">
        <text:list-header>
          <text:p text:style-name="P41"/>
          <text:p text:style-name="P33"><text:soft-page-break/></text:p>
        </text:list-header>
      </text:list>
      <text:h text:style-name="Heading_20_2" text:outline-level="2" text:is-list-header="true"/>
      <text:p text:style-name="Standard"/>
      <text:h text:style-name="Heading_20_2" text:outline-level="2">Using Postgres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match ip in <text:s/>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h text:style-name="Heading_20_2" text:outline-level="2">Migrate to AIX 7.1</text:h>
      <text:p text:style-name="P83">AIX 7.1 <text:s/>uses a new level of Perl ( 5.10.1). <text:s text:c="2"/>A new level for AIX 7.1 of the perl-DBD rpm <text:s/>and the postgresql rpm <text:s text:c="2"/>must be installed to replaced the AIX 6.x <text:s/>rpms that was installed previously. </text:p>
      <text:p text:style-name="P83"/>
      <text:p text:style-name="P83">During the <text:s/>migration:</text:p>
      <text:p text:style-name="P83"><text:s/>Backup your xcat database ( dumpxCATdb)</text:p>
      <text:p text:style-name="P83"><text:s/>The xcatd daemon should be stopped. </text:p>
      <text:p text:style-name="P83"/>
      <text:p text:style-name="P83">After the OS migration:</text:p>
      <text:p text:style-name="P83">The new <text:s/>rpms can be obtained from the xcat postgresql package on the web: <text:s/></text:p>
      <text:p text:style-name="P83"/>
      <text:p text:style-name="P83"><text:s/><text:a xlink:type="simple" xlink:href="http://sourceforge.net/projects/xcat/files/xcat-dep/2.x_AIX/xcat-postgresql-snap201007280900.tar.gz/download">http://sourceforge.net/projects/xcat/files/xcat-dep/2.x_AIX/xcat-postgresql-snap201007280900.tar.gz/download</text:a></text:p>
      <text:p text:style-name="P83"/>
      <text:p text:style-name="P83"/>
      <text:list text:style-name="L10">
        <text:list-item>
          <text:p text:style-name="P84">Download the xCAT postgresql package</text:p>
        </text:list-item>
        <text:list-item>
          <text:p text:style-name="P84">To to the 7.1 subdirectory</text:p>
        </text:list-item>
      </text:list>
      <text:list text:style-name="L10">
        <text:list-item text:start-value="1">
          <text:p text:style-name="P84">rpm -Uvh perl-DBD-Pg-2-17.2.aix7.1.ppc.rpm <text:s/>xcat-postgresql-8.4-4.aix7.1.ppc.rpm</text:p>
        </text:list-item>
        <text:list-item>
          <text:p text:style-name="P84">start the xcatd daemon</text:p>
        </text:list-item>
      </text:list>
      <text:p text:style-name="Standard"/>
      <text:p text:style-name="Standard"/>
      <text:list text:style-name="L6" text:continue-numbering="true">
        <text:list-item>
          <text:list text:continue-numbering="true">
            <text:list-header>
              <text:h text:style-name="P129" text:outline-level="2" text:is-list-header="true"><text:soft-page-break/></text:h>
            </text:list-header>
          </text:list>
        </text:list-item>
      </text:list>
      <text:list text:style-name="L1" text:continue-numbering="true">
        <text:list-item>
          <text:list text:continue-numbering="true">
            <text:list-header>
              <text:h text:style-name="P130"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date>2010-09-28T10:39:11</dc:date>
    <meta:printed-by>Egan Ford</meta:printed-by>
    <meta:print-date>2008-05-08T10:26:10</meta:print-date>
    <meta:editing-cycles>354</meta:editing-cycles>
    <meta:editing-duration>P9DT6H16M46S</meta:editing-duration>
    <meta:user-defined meta:name="Info 1"/>
    <meta:user-defined meta:name="Info 2"/>
    <meta:user-defined meta:name="Info 3"/>
    <meta:user-defined meta:name="Info 4"/>
    <meta:document-statistic meta:table-count="0" meta:image-count="0" meta:object-count="0" meta:page-count="8" meta:paragraph-count="181" meta:word-count="1575" meta:character-count="9566"/>
  </office:meta>
</office:document-meta>
</file>